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cc0000" fo:font-weight="bold" style:font-weight-asian="bold" style:font-weight-complex="bold"/>
    </style:style>
    <style:style style:name="ce4" style:family="table-cell" style:parent-style-name="Defaul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2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table:number-columns-repeated="3"/>
          <table:table-cell table:style-name="Default" table:formula="of:=AVERAGE([.F5];[.F28];[.F45];[.F75])" office:value-type="float" office:value="1.35782638888889" calcext:value-type="float">
            <text:p>1.357826388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rafting</text:p>
          </table:table-cell>
          <table:table-cell table:style-name="ce1" table:number-columns-repeated="2"/>
          <table:table-cell table:style-name="ce1" table:formula="of:=AVERAGE([.F6];[.F11];[.F15];[.F19];[.F23])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oodworking</text:p>
          </table:table-cell>
          <table:table-cell table:style-name="ce2"/>
          <table:table-cell table:style-name="ce2" table:formula="of:=AVERAGE([.F7:.F1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arpen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e Carpen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odcraf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od Sculptur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toneworking</text:p>
          </table:table-cell>
          <table:table-cell table:style-name="ce2"/>
          <table:table-cell table:style-name="ce2" table:formula="of:=AVERAGE([.F12:.F14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onecutt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TASK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Foraging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Stone Sculptu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Active skill</text:p>
          </table:table-cell>
          <table:table-cell table:style-name="ce6" office:value-type="string" calcext:value-type="string">
            <text:p>Foraging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Metalworking</text:p>
          </table:table-cell>
          <table:table-cell table:style-name="ce2"/>
          <table:table-cell table:style-name="ce2" table:formula="of:=AVERAGE([.F16:.F18])" office:value-type="float" office:value="1" calcext:value-type="float">
            <text:p>1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string" calcext:value-type="string">
            <text:p>weight</text:p>
          </table:table-cell>
          <table:table-cell table:style-name="ce6" table:number-columns-repeated="2"/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Blacksmith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support skills</text:p>
          </table:table-cell>
          <table:table-cell table:style-name="ce6" office:value-type="string" calcext:value-type="string">
            <text:p>Percep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L16]/SUM([.$L$16:.$L$19])" office:value-type="float" office:value="0.5" calcext:value-type="float">
            <text:p>0.5</text:p>
          </table:table-cell>
          <table:table-cell table:style-name="ce10" table:formula="of:=[.F85]*[.M16]" office:value-type="float" office:value="0.624" calcext:value-type="float">
            <text:p>0.624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etalcra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Natur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L17]/SUM([.$L$16:.$L$19])" office:value-type="float" office:value="0.272727272727273" calcext:value-type="float">
            <text:p>0.2727272727</text:p>
          </table:table-cell>
          <table:table-cell table:style-name="ce10" table:formula="of:=[.F45]*[.M17]" office:value-type="float" office:value="0.312840909090909" calcext:value-type="float">
            <text:p>0.31284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Metal Sculptu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Survival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L18]/SUM([.$L$16:.$L$19])" office:value-type="float" office:value="0.181818181818182" calcext:value-type="float">
            <text:p>0.1818181818</text:p>
          </table:table-cell>
          <table:table-cell table:style-name="ce10" table:formula="of:=[.F62]*[.M18]" office:value-type="float" office:value="0.192878787878788" calcext:value-type="float">
            <text:p>0.192879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rthworking</text:p>
          </table:table-cell>
          <table:table-cell table:style-name="ce2"/>
          <table:table-cell table:style-name="ce2" table:formula="of:=AVERAGE([.F20:.F22])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L19]/SUM([.$L$16:.$L$19])" office:value-type="float" office:value="0.0454545454545455" calcext:value-type="float">
            <text:p>0.0454545455</text:p>
          </table:table-cell>
          <table:table-cell table:style-name="ce10" table:formula="of:=[.F77]*[.M19]" office:value-type="float" office:value="0.190606060606061" calcext:value-type="float">
            <text:p>0.190606</text:p>
          </table:table-cell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Potter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table:number-columns-repeated="3"/>
          <table:table-cell/>
          <table:table-cell table:style-name="ce11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laycra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table:number-columns-repeated="3"/>
          <table:table-cell table:style-name="ce7" office:value-type="string" calcext:value-type="string">
            <text:p>base skill</text:p>
          </table:table-cell>
          <table:table-cell table:style-name="ce10" table:formula="of:=[.F63]" office:value-type="float" office:value="1.24" calcext:value-type="float">
            <text:p>1.240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lay Sculptu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average support</text:p>
          </table:table-cell>
          <table:table-cell table:style-name="ce10" table:formula="of:=AVERAGE([.N16:.N19])" office:value-type="float" office:value="0.330081439393939" calcext:value-type="float">
            <text:p>0.330081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lothworking</text:p>
          </table:table-cell>
          <table:table-cell table:style-name="ce2"/>
          <table:table-cell table:style-name="ce2" table:formula="of:=AVERAGE([.F24:.F26])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11"/>
          <table:table-cell table:style-name="ce2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Weaving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skill total</text:p>
          </table:table-cell>
          <table:table-cell table:style-name="ce10" table:formula="of:=[.N21]+[.N22]" office:value-type="float" office:value="1.57008143939394" calcext:value-type="float">
            <text:p>1.57008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Spinn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ailor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abor</text:p>
          </table:table-cell>
          <table:table-cell table:style-name="ce1" table:number-columns-repeated="2"/>
          <table:table-cell table:style-name="ce4" table:formula="of:=AVERAGE([.F29];[.F36])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ork</text:p>
          </table:table-cell>
          <table:table-cell table:style-name="ce2"/>
          <table:table-cell table:style-name="ce2" table:formula="of:=AVERAGE([.F30:.F34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ar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o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mina = </text:p>
          </table:table-cell>
          <table:table-cell office:value-type="string" calcext:value-type="string">
            <text:p>Body</text:p>
          </table:table-cell>
          <table:table-cell table:formula="of:=[.F77]" office:value-type="float" office:value="4.19333333333333" calcext:value-type="float">
            <text:p>4.1933333333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Di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od Capacity</text:p>
          </table:table-cell>
          <table:table-cell office:value-type="string" calcext:value-type="string">
            <text:p>Self * 10</text:p>
          </table:table-cell>
          <table:table-cell table:formula="of:=[.F75]*10" office:value-type="float" office:value="22.8422222222222" calcext:value-type="float">
            <text:p>22.8422222222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Butch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Strength</text:p>
          </table:table-cell>
          <table:table-cell table:formula="of:=[.F78]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-Endurance</text:p>
          </table:table-cell>
          <table:table-cell table:formula="of:=[.F80]" office:value-type="float" office:value="2.48" calcext:value-type="float">
            <text:p>2.48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Tool</text:p>
          </table:table-cell>
          <table:table-cell table:style-name="ce2"/>
          <table:table-cell table:style-name="ce5" table:formula="of:=AVERAGE([.F37:.F42])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total</text:p>
          </table:table-cell>
          <table:table-cell table:style-name="ce2" table:formula="of:=[.L33]-[.L34]-[.L35]" office:value-type="float" office:value="13.3622222222222" calcext:value-type="float">
            <text:p>13.3622222222</text:p>
          </table:table-cell>
          <table:table-cell table:style-name="ce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Hamm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od Burn X</text:p>
          </table:table-cell>
          <table:table-cell office:value-type="string" calcext:value-type="string">
            <text:p>Endurance</text:p>
          </table:table-cell>
          <table:table-cell table:formula="of:=[.F80]" office:value-type="float" office:value="2.48" calcext:value-type="float">
            <text:p>2.48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Essense/5</text:p>
          </table:table-cell>
          <table:table-cell table:formula="of:=[.F88]/5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Ax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Survival/5</text:p>
          </table:table-cell>
          <table:table-cell table:formula="of:=[.F62]/5" office:value-type="float" office:value="0.212166666666666" calcext:value-type="float">
            <text:p>0.2121666667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ture</text:p>
          </table:table-cell>
          <table:table-cell table:style-name="ce1" table:number-columns-repeated="2"/>
          <table:table-cell table:style-name="ce1" table:formula="of:=AVERAGE([.F47];[.F62])" office:value-type="float" office:value="1.14708333333333" calcext:value-type="float">
            <text:p>1.1470833333</text:p>
          </table:table-cell>
          <table:table-cell table:style-name="ce1"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thletics</text:p>
          </table:table-cell>
          <table:table-cell table:style-name="ce2"/>
          <table:table-cell table:style-name="ce2" table:formula="of:=AVERAGE([.F48:.F50])" office:value-type="float" office:value="1.23333333333333" calcext:value-type="float">
            <text:p>1.233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iking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wimm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limbing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Farming</text:p>
          </table:table-cell>
          <table:table-cell table:style-name="ce2"/>
          <table:table-cell table:style-name="ce2" table:formula="of:=AVERAGE([.F53:.F55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lant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nd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arvest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nimals</text:p>
          </table:table-cell>
          <table:table-cell table:style-name="ce2"/>
          <table:table-cell table:style-name="ce2" table:formula="of:=AVERAGE([.F58:.F6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am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end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etena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rvival</text:p>
          </table:table-cell>
          <table:table-cell table:style-name="ce2"/>
          <table:table-cell table:style-name="ce2" table:formula="of:=AVERAGE([.F63:.F68])" office:value-type="float" office:value="1.06083333333333" calcext:value-type="float">
            <text:p>1.0608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oraging</text:p>
          </table:table-cell>
          <table:table-cell office:value-type="float" office:value="1.24" calcext:value-type="float">
            <text:p>1.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unting</text:p>
          </table:table-cell>
          <table:table-cell office:value-type="float" office:value="1.005" calcext:value-type="float">
            <text:p>1.00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remaking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rst Ai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rack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lf</text:p>
          </table:table-cell>
          <table:table-cell table:style-name="ce1" table:number-columns-repeated="2"/>
          <table:table-cell table:style-name="ce1" table:formula="of:=AVERAGE([.F77];[.F82];[.F87])" office:value-type="float" office:value="2.28422222222222" calcext:value-type="float">
            <text:p>2.2842222222</text:p>
          </table:table-cell>
          <table:table-cell table:style-name="ce1"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ody</text:p>
          </table:table-cell>
          <table:table-cell table:style-name="ce2"/>
          <table:table-cell table:style-name="ce2" table:formula="of:=AVERAGE([.F78:.F80])" office:value-type="float" office:value="4.19333333333333" calcext:value-type="float">
            <text:p>4.193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ength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ordination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ndurance</text:p>
          </table:table-cell>
          <table:table-cell office:value-type="float" office:value="2.48" calcext:value-type="float">
            <text:p>2.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Mind</text:p>
          </table:table-cell>
          <table:table-cell table:style-name="ce2"/>
          <table:table-cell table:style-name="ce2" table:formula="of:=AVERAGE([.F83:.F85])" office:value-type="float" office:value="1.65933333333333" calcext:value-type="float">
            <text:p>1.6593333333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ogic</text:p>
          </table:table-cell>
          <table:table-cell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isdom</text:p>
          </table:table-cell>
          <table:table-cell office:value-type="float" office:value="2.48" calcext:value-type="float">
            <text:p>2.4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erception</text:p>
          </table:table-cell>
          <table:table-cell office:value-type="float" office:value="1.248" calcext:value-type="float">
            <text:p>1.2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oul</text:p>
          </table:table-cell>
          <table:table-cell table:style-name="ce2"/>
          <table:table-cell table:style-name="ce2" table:formula="of:=AVERAGE([.F88:.F90])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ssens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Knowle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00:59:18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4:09:23.364000000</meta:creation-date>
    <dc:date>2017-04-03T01:02:21.655000000</dc:date>
    <meta:editing-duration>PT2H18M56S</meta:editing-duration>
    <meta:editing-cycles>18</meta:editing-cycles>
    <meta:generator>LibreOffice/5.1.4.2$Windows_x86 LibreOffice_project/f99d75f39f1c57ebdd7ffc5f42867c12031db97a</meta:generator>
    <meta:document-statistic meta:table-count="1" meta:cell-count="188" meta:object-count="0"/>
  </office:meta>
</office:document-meta>
</file>